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.242cm" fo:min-width="9.184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892cm" fo:min-width="0.73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1.621cm" fo:min-width="0.41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101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2.675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824cm" fo:min-width="0cm" fo:padding-top="0.142cm" fo:padding-bottom="0.142cm" fo:padding-left="0.267cm" fo:padding-right="0.267cm" fo:wrap-option="wrap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2.448cm" fo:min-width="7.755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673cm" fo:min-width="0cm" fo:padding-top="0.142cm" fo:padding-bottom="0.142cm" fo:padding-left="0.267cm" fo:padding-right="0.267cm" fo:wrap-option="wrap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1.563cm"/>
      <style:paragraph-properties style:writing-mode="lr-tb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2.517cm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2.51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684cm" svg:height="3.492cm" svg:x="1.635cm" svg:y="1.6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3.176cm" svg:x="1.794cm" svg:y="1.7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53cm" svg:height="1.905cm" svg:x="1.952cm" svg:y="1.9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2.111cm" svg:y="3.06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2.111cm" svg:y="2.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2.111cm" svg:y="4.0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3.176cm" svg:x="7.033cm" svg:y="1.7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53cm" svg:height="1.905cm" svg:x="7.191cm" svg:y="2.9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7.35cm" svg:y="3.06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7.35cm" svg:y="2.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7.35cm" svg:y="4.0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75cm" svg:height="0.635cm" svg:x="3.699cm" svg:y="2.586cm">
            <text:p text:style-name="P3"><text:span text:style-name="T1">Use Right SI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76cm" svg:height="2.222cm" svg:x="3.222cm" svg:y="1.79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" draw:text-style-name="P4" draw:layer="layout" svg:width="3.175cm" svg:height="0.635cm" svg:x="8.938cm" svg:y="3.538cm">
            <text:p text:style-name="P3"><text:span text:style-name="T1">Use Left SI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76cm" svg:height="2.222cm" svg:x="8.461cm" svg:y="2.74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custom-shape draw:style-name="gr7" draw:text-style-name="P1" draw:layer="layout" svg:width="8.255cm" svg:height="2.698cm" svg:x="1.635cm" svg:y="6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1.27cm" svg:height="3.176cm" draw:transform="rotate (-1.5707963267949) translate (5.129cm 7.35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53cm" svg:height="1.905cm" draw:transform="rotate (-1.5707963267949) translate (4.017cm 7.508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-1.5707963267949) translate (3.857cm 7.667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-1.5707963267949) translate (4.81cm 7.667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-1.5707963267949) translate (2.905cm 7.667cm)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76cm" svg:height="2.063cm" draw:transform="rotate (1.5707963267949) translate (1.953cm 7.191cm)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9" draw:text-style-name="P7" draw:layer="layout" svg:width="2.063cm" svg:height="0.635cm" svg:x="1.953cm" svg:y="6.08cm">
              <text:p text:style-name="P6"><text:span text:style-name="T1">+12v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27cm" svg:height="3.176cm" draw:transform="rotate (1.5707963267949) translate (6.398cm 8.62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53cm" svg:height="1.905cm" draw:transform="rotate (1.5707963267949) translate (7.509cm 8.462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1.5707963267949) translate (7.669cm 8.30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1.5707963267949) translate (6.716cm 8.30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1.5707963267949) translate (8.621cm 8.303cm)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76cm" svg:height="2.063cm" draw:transform="rotate (1.5707963267949) translate (7.509cm 7.191cm)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9" draw:text-style-name="P7" draw:layer="layout" svg:width="2.063cm" svg:height="0.635cm" svg:x="7.51cm" svg:y="6.08cm">
              <text:p text:style-name="P6"><text:span text:style-name="T1">+9v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" draw:text-style-name="P1" draw:layer="layout" svg:width="8.255cm" svg:height="2.698cm" svg:x="1.635cm" svg:y="10.36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1.27cm" svg:height="3.176cm" draw:transform="rotate (-1.5707963267949) translate (5.128cm 11.636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53cm" svg:height="1.905cm" draw:transform="rotate (-1.5707963267949) translate (4.016cm 11.79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-1.5707963267949) translate (3.856cm 11.95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-1.5707963267949) translate (4.809cm 11.953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-1.5707963267949) translate (2.904cm 11.953cm)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76cm" svg:height="2.063cm" draw:transform="rotate (1.5707963267949) translate (1.952cm 11.477cm)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10" draw:text-style-name="P7" draw:layer="layout" svg:width="3.017cm" svg:height="0.635cm" svg:x="1.476cm" svg:y="10.366cm">
              <text:p text:style-name="P6"><text:span text:style-name="T1">Boot from Flas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27cm" svg:height="3.176cm" draw:transform="rotate (1.5707963267949) translate (6.397cm 12.906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53cm" svg:height="1.905cm" draw:transform="rotate (1.5707963267949) translate (7.508cm 12.748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1.5707963267949) translate (7.668cm 12.589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1.5707963267949) translate (6.715cm 12.589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635cm" draw:transform="rotate (1.5707963267949) translate (8.62cm 12.589cm)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0.476cm" svg:height="2.063cm" draw:transform="rotate (1.5707963267949) translate (7.508cm 11.477cm)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11" draw:text-style-name="P7" draw:layer="layout" svg:width="3.016cm" svg:height="0.635cm" svg:x="7.033cm" svg:y="10.366cm">
              <text:p text:style-name="P6"><text:span text:style-name="T1">Boot from RAM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9.684cm" svg:height="3.492cm" svg:x="1.475cm" svg:y="14.1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3.176cm" svg:x="1.634cm" svg:y="14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53cm" svg:height="1.905cm" svg:x="1.792cm" svg:y="14.49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1.951cm" svg:y="15.6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1.951cm" svg:y="14.6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1.951cm" svg:y="16.55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3.176cm" svg:x="6.873cm" svg:y="14.3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53cm" svg:height="1.905cm" svg:x="7.031cm" svg:y="15.4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7.19cm" svg:y="15.6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7.19cm" svg:y="14.6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7.19cm" svg:y="16.5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175cm" svg:height="0.635cm" svg:x="3.539cm" svg:y="15.127cm">
            <text:p text:style-name="P3"><text:span text:style-name="T1">Use Wi-Fi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76cm" svg:height="2.222cm" svg:x="3.062cm" svg:y="14.33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" draw:text-style-name="P4" draw:layer="layout" svg:width="3.175cm" svg:height="0.635cm" svg:x="8.778cm" svg:y="16.079cm">
            <text:p text:style-name="P3"><text:span text:style-name="T1">Use DB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476cm" svg:height="2.222cm" svg:x="8.301cm" svg:y="15.28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2-08T20:09:45.933000000</meta:creation-date>
    <dc:date>2022-12-09T21:12:34.875000000</dc:date>
    <dc:creator>Peter Weingartner</dc:creator>
    <meta:editing-duration>PT12M24S</meta:editing-duration>
    <meta:editing-cycles>5</meta:editing-cycles>
    <meta:generator>LibreOffice/7.2.2.2$Windows_X86_64 LibreOffice_project/02b2acce88a210515b4a5bb2e46cbfb63fe97d56</meta:generator>
    <meta:document-statistic meta:object-count="68"/>
  </office:meta>
</office:document-meta>
</file>